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_FUNCIONES_TB</text:p>
      <text:p text:style-name="Standard">library ieee;</text:p>
      <text:p text:style-name="Standard">use ieee.std_logic_1164.all;</text:p>
      <text:p text:style-name="Standard"/>
      <text:p text:style-name="Standard">entity gen_funciones_tb is</text:p>
      <text:p text:style-name="Standard">end entity gen_funciones_tb;</text:p>
      <text:p text:style-name="Standard"/>
      <text:p text:style-name="Standard">architecture gen_funciones of gen_funciones_tb is</text:p>
      <text:p text:style-name="Standard"/>
      <text:p text:style-name="Standard"><text:s text:c="2"/>signal RELOJ <text:s/>: std_logic := '0';</text:p>
      <text:p text:style-name="Standard"><text:s text:c="2"/>signal RST <text:s text:c="3"/>: std_logic;</text:p>
      <text:p text:style-name="Standard"><text:s text:c="2"/>signal ASTRB <text:s/>: std_logic := '0';</text:p>
      <text:p text:style-name="Standard"><text:s text:c="2"/>signal DSTRB <text:s/>: std_logic := '0';</text:p>
      <text:p text:style-name="Standard"><text:s text:c="2"/>signal DATA <text:s text:c="2"/>: std_logic_vector(7 downto 0):=(others =&gt;'0');</text:p>
      <text:p text:style-name="Standard"><text:s text:c="2"/>signal PWRITE : std_logic := '0';</text:p>
      <text:p text:style-name="Standard"><text:s text:c="2"/>signal PWAIT <text:s/>: std_logic;</text:p>
      <text:p text:style-name="Standard"><text:s text:c="2"/>signal SYNC <text:s text:c="2"/>: std_logic;</text:p>
      <text:p text:style-name="Standard"><text:s text:c="2"/>signal SCLK <text:s text:c="2"/>: std_logic;</text:p>
      <text:p text:style-name="Standard"><text:s text:c="2"/>signal D1 <text:s text:c="4"/>: std_logic;</text:p>
      <text:p text:style-name="Standard"><text:s text:c="2"/>signal D2 <text:s text:c="4"/>: std_logic;</text:p>
      <text:p text:style-name="Standard"/>
      <text:p text:style-name="Standard">begin <text:s/>-- architecture gen_funciones</text:p>
      <text:p text:style-name="Standard"/>
      <text:p text:style-name="Standard"><text:s text:c="2"/>Device : entity work.epp_device1</text:p>
      <text:p text:style-name="Standard"><text:s text:c="4"/>port map (</text:p>
      <text:p text:style-name="Standard"><text:s text:c="6"/>DATA <text:s text:c="2"/>=&gt; DATA,</text:p>
      <text:p text:style-name="Standard"><text:s text:c="6"/>PWRITE =&gt; PWRITE,</text:p>
      <text:p text:style-name="Standard"><text:s text:c="6"/>DSTRB <text:s/>=&gt; DSTRB,</text:p>
      <text:p text:style-name="Standard"><text:s text:c="6"/>ASTRB <text:s/>=&gt; ASTRB,</text:p>
      <text:p text:style-name="Standard"><text:s text:c="6"/>PWAIT <text:s/>=&gt; PWAIT);</text:p>
      <text:p text:style-name="Standard"/>
      <text:p text:style-name="Standard"><text:s text:c="2"/>DUT : entity work.gen_funciones</text:p>
      <text:p text:style-name="Standard"><text:s text:c="4"/>port map (</text:p>
      <text:p text:style-name="Standard"><text:s text:c="6"/>RELOJ <text:s/>=&gt; RELOJ,</text:p>
      <text:p text:style-name="Standard"><text:s text:c="6"/>RST <text:s text:c="3"/>=&gt; RST,</text:p>
      <text:p text:style-name="Standard"><text:s text:c="6"/>ASTRB <text:s/>=&gt; ASTRB,</text:p>
      <text:p text:style-name="Standard"><text:s text:c="6"/>DSTRB <text:s/>=&gt; DSTRB,</text:p>
      <text:p text:style-name="Standard"><text:s text:c="6"/>DATA <text:s text:c="2"/>=&gt; DATA,</text:p>
      <text:p text:style-name="Standard"><text:s text:c="6"/>PWRITE =&gt; PWRITE,</text:p>
      <text:p text:style-name="Standard"><text:s text:c="6"/>PWAIT <text:s/>=&gt; PWAIT,</text:p>
      <text:p text:style-name="Standard"><text:s text:c="6"/>SYNC <text:s text:c="2"/>=&gt; SYNC,</text:p>
      <text:p text:style-name="Standard"><text:s text:c="6"/>SCLK <text:s text:c="2"/>=&gt; SCLK,</text:p>
      <text:p text:style-name="Standard"><text:s text:c="6"/>D1 <text:s text:c="4"/>=&gt; D1,</text:p>
      <text:p text:style-name="Standard"><text:s text:c="6"/>D2 <text:s text:c="4"/>=&gt; D2);</text:p>
      <text:p text:style-name="Standard"><text:tab/></text:p>
      <text:p text:style-name="Standard"><text:tab/>Fin1 : entity work.DAC121S101</text:p>
      <text:p text:style-name="Standard"><text:tab/> <text:s/>port map(</text:p>
      <text:p text:style-name="Standard"><text:tab/><text:tab/>SYNC =&gt; SYNC,</text:p>
      <text:p text:style-name="Standard"><text:tab/><text:tab/>SCLK =&gt; SCLK,</text:p>
      <text:p text:style-name="Standard"><text:tab/><text:tab/>DIN <text:s/>=&gt; D1);</text:p>
      <text:p text:style-name="Standard"><text:tab/><text:tab/></text:p>
      <text:p text:style-name="Standard"><text:tab/>Fin2 : entity work.DAC121S101</text:p>
      <text:p text:style-name="Standard"><text:soft-page-break/><text:tab/> <text:s/>port map(</text:p>
      <text:p text:style-name="Standard"><text:tab/><text:tab/>SYNC =&gt; SYNC,</text:p>
      <text:p text:style-name="Standard"><text:tab/><text:tab/>SCLK =&gt; SCLK,</text:p>
      <text:p text:style-name="Standard"><text:tab/><text:tab/>DIN <text:s/>=&gt; D2);<text:tab/></text:p>
      <text:p text:style-name="Standard"/>
      <text:p text:style-name="Standard"><text:s text:c="2"/>RELOJ &lt;= not RELOJ after 5 ns;</text:p>
      <text:p text:style-name="Standard"><text:s text:c="2"/>RST <text:s text:c="2"/>&lt;= '1', '0' <text:s/>after 128 ns;</text:p>
      <text:p text:style-name="Standard"><text:s text:c="2"/></text:p>
      <text:p text:style-name="Standard">end architecture gen_funciones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13:35.14</meta:creation-date>
    <dc:date>2015-04-28T19:14:38.64</dc:date>
    <dc:creator>Pedro Barquin Ayuso</dc:creator>
    <meta:editing-duration>PT5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54" meta:word-count="184" meta:character-count="1281"/>
  </office:meta>
</office:document-meta>
</file>